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size="14pt" fo:language="it" fo:country="IT" style:font-size-asian="14pt" style:font-size-complex="14pt"/>
    </style:style>
    <style:style style:name="P2" style:family="paragraph" style:parent-style-name="Standard">
      <style:text-properties fo:font-size="14pt" fo:language="it" fo:country="IT" style:font-size-asian="14pt" style:font-size-complex="14pt"/>
    </style:style>
    <style:style style:name="P3" style:family="paragraph" style:parent-style-name="Standard">
      <style:text-properties fo:language="it" fo:country="IT"/>
    </style:style>
    <style:style style:name="P4" style:family="paragraph" style:parent-style-name="Standard">
      <style:text-properties fo:font-size="14pt" fo:language="it" fo:country="IT" officeooo:rsid="001034ee" officeooo:paragraph-rsid="001034ee" style:font-size-asian="14pt" style:font-size-complex="14pt"/>
    </style:style>
    <style:style style:name="P5" style:family="paragraph" style:parent-style-name="Standard">
      <style:text-properties fo:font-size="12pt" fo:language="it" fo:country="IT" style:font-size-asian="12pt" style:font-size-complex="12pt"/>
    </style:style>
    <style:style style:name="P6" style:family="paragraph" style:parent-style-name="Standard" style:list-style-name="L1">
      <style:text-properties fo:language="it" fo:country="IT"/>
    </style:style>
    <style:style style:name="P7" style:family="paragraph" style:parent-style-name="Standard" style:list-style-name="L1"/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.282cm" style:contextual-spacing="false" fo:line-height="107%"/>
    </style:style>
    <style:style style:name="P10" style:family="paragraph" style:parent-style-name="Text_20_body">
      <style:paragraph-properties fo:margin-top="0cm" fo:margin-bottom="0.282cm" style:contextual-spacing="false" fo:line-height="107%"/>
      <style:text-properties fo:language="it" fo:country="IT"/>
    </style:style>
    <style:style style:name="P11" style:family="paragraph" style:parent-style-name="Standard" style:list-style-name="L2"/>
    <style:style style:name="P12" style:family="paragraph" style:parent-style-name="Standard" style:list-style-name="L2">
      <style:text-properties fo:language="it" fo:country="IT"/>
    </style:style>
    <style:style style:name="P13" style:family="paragraph" style:parent-style-name="Standard" style:list-style-name="L2">
      <style:text-properties fo:font-size="12pt" fo:language="it" fo:country="IT" style:font-size-asian="12pt" style:font-size-complex="12pt"/>
    </style:style>
    <style:style style:name="P14" style:family="paragraph" style:parent-style-name="Standard" style:list-style-name="L3">
      <style:text-properties fo:font-size="12pt" fo:language="it" fo:country="IT" style:font-size-asian="12pt" style:font-size-complex="12pt"/>
    </style:style>
    <style:style style:name="P15" style:family="paragraph" style:parent-style-name="Standard" style:list-style-name="L3">
      <style:text-properties fo:font-size="12pt" fo:language="it" fo:country="IT" officeooo:rsid="000ed540" officeooo:paragraph-rsid="000ed540" style:font-size-asian="12pt" style:font-size-complex="12pt"/>
    </style:style>
    <style:style style:name="P16" style:family="paragraph" style:parent-style-name="Standard" style:list-style-name="L3">
      <style:text-properties fo:font-size="12pt" fo:language="it" fo:country="IT" officeooo:rsid="000ba6dc" officeooo:paragraph-rsid="000ba6dc" style:font-size-asian="12pt" style:font-size-complex="12pt"/>
    </style:style>
    <style:style style:name="P17" style:family="paragraph" style:parent-style-name="Standard" style:list-style-name="L3">
      <style:text-properties fo:font-size="12pt" fo:language="it" fo:country="IT" officeooo:paragraph-rsid="000ba6dc" style:font-size-asian="12pt" style:font-size-complex="12pt"/>
    </style:style>
    <style:style style:name="P18" style:family="paragraph" style:parent-style-name="Standard" style:list-style-name="L3">
      <style:text-properties fo:font-size="12pt" fo:language="it" fo:country="IT" officeooo:rsid="000bb549" officeooo:paragraph-rsid="000bb549" style:font-size-asian="12pt" style:font-size-complex="12pt"/>
    </style:style>
    <style:style style:name="T1" style:family="text">
      <style:text-properties style:font-name="Cascadia Code" style:font-name-complex="Cascadia Code"/>
    </style:style>
    <style:style style:name="T2" style:family="text">
      <style:text-properties fo:language="it" fo:country="IT" style:font-name-complex="Cascadia Code"/>
    </style:style>
    <style:style style:name="T3" style:family="text">
      <style:text-properties style:font-name="Cascadia Code" fo:language="it" fo:country="IT" style:font-name-complex="Cascadia Code"/>
    </style:style>
    <style:style style:name="T4" style:family="text">
      <style:text-properties officeooo:rsid="000ed540"/>
    </style:style>
    <style:style style:name="T5" style:family="text">
      <style:text-properties officeooo:rsid="000ba6dc"/>
    </style:style>
    <style:style style:name="T6" style:family="text">
      <style:text-properties officeooo:rsid="000bb549"/>
    </style:style>
    <text:list-style style:name="L1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BoardHub Analisi Funzionale</text:p>
      <text:p text:style-name="P2"/>
      <text:p text:style-name="P2">Schema principale del progetto</text:p>
      <text:p text:style-name="P3">src/</text:p>
      <text:p text:style-name="P3"><text:s/>├─ components/</text:p>
      <text:p text:style-name="P3"><text:s/>│ <text:s text:c="2"/>├─ Header.tsx</text:p>
      <text:p text:style-name="P3"><text:s/>│ <text:s text:c="2"/>├─ Footer.tsx</text:p>
      <text:p text:style-name="P3"><text:s/>│ <text:s text:c="2"/>├─ ArticleCard.tsx</text:p>
      <text:p text:style-name="P3"><text:s/>│ <text:s text:c="2"/>├─ ReviewCard.tsx</text:p>
      <text:p text:style-name="P3"><text:s/>│ <text:s text:c="2"/>└─ ContactForm.tsx</text:p>
      <text:p text:style-name="P3"><text:s/>├─ layouts/</text:p>
      <text:p text:style-name="P3"><text:s/>│ <text:s text:c="2"/>└─ Layout.tsx</text:p>
      <text:p text:style-name="P3"><text:s/>├─ pages/</text:p>
      <text:p text:style-name="P3"><text:s/>│ <text:s text:c="2"/>├─ Home.tsx</text:p>
      <text:p text:style-name="P3"><text:s/>│ <text:s text:c="2"/>├─ ArticlesList.tsx</text:p>
      <text:p text:style-name="P3"><text:s/>│ <text:s text:c="2"/>├─ ArticleDetail.tsx</text:p>
      <text:p text:style-name="P3"><text:s/>│ <text:s text:c="2"/>├─ ReviewsList.tsx</text:p>
      <text:p text:style-name="P3"><text:s/>│ <text:s text:c="2"/>├─ ReviewDetail.tsx</text:p>
      <text:p text:style-name="P3"><text:s/>│ <text:s text:c="2"/>└─ Contact.tsx</text:p>
      <text:p text:style-name="P3"><text:s/>├─ App.tsx</text:p>
      <text:p text:style-name="P3"><text:s/>├─ main.tsx</text:p>
      <text:p text:style-name="P3"><text:s/>└─ index.css</text:p>
      <text:p text:style-name="P2"/>
      <text:p text:style-name="P4">Backand-Sanity: npm run dev</text:p>
      <text:p text:style-name="P2"/>
      <text:p text:style-name="P2"/>
      <text:p text:style-name="P5"/>
      <text:p text:style-name="P5"/>
      <text:p text:style-name="P5"><text:soft-page-break/></text:p>
      <text:p text:style-name="P5">SCHEMA GENERALE</text:p>
      <text:p text:style-name="P3">Schema generale della pagina web che sarà così composta:</text:p>
      <text:list text:style-name="L1">
        <text:list-item>
          <text:p text:style-name="P6">Un componente “HEADER” così composto:</text:p>
          <text:list>
            <text:list-item>
              <text:p text:style-name="P6">Titolo del sito “GAMEBOARDHUB” sulla sinistra e logo personalizzato sulla destra;</text:p>
            </text:list-item>
            <text:list-item>
              <text:p text:style-name="P6">“NAVBAR” che conterrà i seguenti pulsanti:</text:p>
              <text:list>
                <text:list-item>
                  <text:p text:style-name="P7">Home</text:p>
                </text:list-item>
                <text:list-item>
                  <text:p text:style-name="P7">Articoli</text:p>
                </text:list-item>
                <text:list-item>
                  <text:p text:style-name="P7">Contatti</text:p>
                </text:list-item>
              </text:list>
            </text:list-item>
            <text:list-item>
              <text:p text:style-name="P6">“BARRA DI RICERCA”, da inserire sulla stessa riga della “NAVBAR” ma spostata tutto sulla destra che permette la ricerca in base al nome del gioco o alla categoria;</text:p>
            </text:list-item>
            <text:list-item>
              <text:p text:style-name="P6">Tema scuro(già presente), con possibile inserimento di un tasto che cambia il tema da scuro a chiaro<text:tab/></text:p>
            </text:list-item>
          </text:list>
        </text:list-item>
        <text:list-item>
          <text:p text:style-name="P6">Un componente “FOOTER” così composto:</text:p>
          <text:list>
            <text:list-item>
              <text:p text:style-name="P7">Testo copyright</text:p>
            </text:list-item>
            <text:list-item>
              <text:p text:style-name="P7">Link social</text:p>
            </text:list-item>
          </text:list>
        </text:list-item>
        <text:list-item>
          <text:p text:style-name="P8">Creare “LAYOUT” base (<text:span text:style-name="Source_20_Text"><text:span text:style-name="T1">Layout.tsx</text:span></text:span> o simile)</text:p>
          <text:list>
            <text:list-item>
              <text:p text:style-name="P9">Include HEADER e FOOTER</text:p>
            </text:list-item>
            <text:list-item>
              <text:p text:style-name="P9">Wrapper per contenuto pagina</text:p>
            </text:list-item>
          </text:list>
        </text:list-item>
        <text:list-item>
          <text:p text:style-name="P9">Configurare routing con React Router (o altra libreria)</text:p>
          <text:list>
            <text:list-item>
              <text:p text:style-name="P9"><text:span text:style-name="Car._20_predefinito_20_paragrafo"><text:span text:style-name="T2">Rotte: </text:span></text:span><text:span text:style-name="Source_20_Text"><text:span text:style-name="T3">/</text:span></text:span><text:span text:style-name="Car._20_predefinito_20_paragrafo"><text:span text:style-name="T2"> (Home), </text:span></text:span><text:span text:style-name="Source_20_Text"><text:span text:style-name="T3">/articoli</text:span></text:span><text:span text:style-name="Car._20_predefinito_20_paragrafo"><text:span text:style-name="T2">, </text:span></text:span><text:span text:style-name="Source_20_Text"><text:span text:style-name="T3">/articoli/:id</text:span></text:span><text:span text:style-name="Car._20_predefinito_20_paragrafo"><text:span text:style-name="T2">, </text:span></text:span><text:span text:style-name="Source_20_Text"><text:span text:style-name="T3">/contatti</text:span></text:span></text:p>
            </text:list-item>
          </text:list>
        </text:list-item>
      </text:list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PAGINA HOME</text:p>
      <text:p text:style-name="P3">Creare un componente “HOME” che sarà la pagina visibile all’apertura del sito e sarà così composta:</text:p>
      <text:list text:style-name="L2">
        <text:list-item>
          <text:p text:style-name="P11">LAYOUT che includerà HEADER e FOOTER</text:p>
        </text:list-item>
        <text:list-item>
          <text:p text:style-name="P12">Carosello di articoli: saranno visibili gli ultimi 4 articoli inseriti sul sito e prenderà l’immagine di copertina e le prime 2/3 righe di testo dai dati dello stesso;</text:p>
        </text:list-item>
        <text:list-item>
          <text:p text:style-name="P13"/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AGINA ARTICOLI</text:p>
      <text:p text:style-name="P5">La pagina degli articoli al suo interno avrà diversi componenti:</text:p>
      <text:list text:style-name="L3">
        <text:list-item>
          <text:p text:style-name="P14">ARTICLE LIST</text:p>
          <text:list>
            <text:list-item>
              <text:p text:style-name="P14">Lista degli articoli con titolo e breve descrizione</text:p>
            </text:list-item>
            <text:list-item>
              <text:p text:style-name="P14">Una paginazione da massimo dieci articoli</text:p>
            </text:list-item>
            <text:list-item>
              <text:p text:style-name="P14">Un filtro per la ricerca in base ai campi dell’articolo, quindi</text:p>
              <text:list>
                <text:list-item>
                  <text:p text:style-name="P15">Nome del gioco</text:p>
                </text:list-item>
                <text:list-item>
                  <text:p text:style-name="P14">Categoria <text:span text:style-name="T4">del gioco</text:span></text:p>
                </text:list-item>
                <text:list-item>
                  <text:p text:style-name="P15">Tempo di gioco</text:p>
                </text:list-item>
                <text:list-item>
                  <text:p text:style-name="P14">Numero <text:span text:style-name="T4">di</text:span> giocatori</text:p>
                </text:list-item>
              </text:list>
            </text:list-item>
          </text:list>
        </text:list-item>
        <text:list-item>
          <text:p text:style-name="P14">ARTICLE CARD</text:p>
          <text:list>
            <text:list-item>
              <text:p text:style-name="P14">Titolo</text:p>
            </text:list-item>
            <text:list-item>
              <text:p text:style-name="P14">Testo</text:p>
            </text:list-item>
            <text:list-item>
              <text:p text:style-name="P14">Data <text:span text:style-name="T4">pubblicazione</text:span> articolo</text:p>
            </text:list-item>
          </text:list>
        </text:list-item>
        <text:list-item>
          <text:p text:style-name="P14">ARTICLE DETAIL</text:p>
          <text:list>
            <text:list-item>
              <text:p text:style-name="P14">Titolo completo articolo <text:span text:style-name="T5">(nome del gioco)</text:span></text:p>
            </text:list-item>
            <text:list-item>
              <text:p text:style-name="P16">Sottotitolo/Slogan</text:p>
            </text:list-item>
            <text:list-item>
              <text:p text:style-name="P16">Piccola introduzione prima della spiegazione</text:p>
            </text:list-item>
            <text:list-item>
              <text:p text:style-name="P16">Immagine di copertina che mostra il gioco in maniera generica(scatola o scatola con qualche elemento all’esterno)</text:p>
            </text:list-item>
            <text:list-item>
              <text:p text:style-name="P16">Elenco contenente</text:p>
              <text:list>
                <text:list-item>
                  <text:p text:style-name="P16">Numero di giocatori</text:p>
                </text:list-item>
                <text:list-item>
                  <text:p text:style-name="P16">Tempo di gioco</text:p>
                </text:list-item>
                <text:list-item>
                  <text:p text:style-name="P16">Eta consigliata</text:p>
                </text:list-item>
                <text:list-item>
                  <text:p text:style-name="P16">Categoria del gioco</text:p>
                </text:list-item>
              </text:list>
            </text:list-item>
            <text:list-item>
              <text:p text:style-name="P17">Autore e data pubblicazione <text:span text:style-name="T5">da mettere non troppo grande sulla destra a fine riga sopra al testo</text:span></text:p>
            </text:list-item>
            <text:list-item>
              <text:p text:style-name="P14">Contenuto <text:span text:style-name="T5">principale </text:span><text:span text:style-name="T6">con</text:span><text:span text:style-name="T5"> testo e immagini</text:span></text:p>
              <text:list>
                <text:list-item>
                  <text:p text:style-name="P18"><text:soft-page-break/><text:span text:style-name="T4">Elenco dei c</text:span>omponenti del gioco</text:p>
                </text:list-item>
                <text:list-item>
                  <text:p text:style-name="P18">Regolamento con spiegazione delle meccaniche e tema/ambientazione</text:p>
                </text:list-item>
              </text:list>
            </text:list-item>
            <text:list-item>
              <text:p text:style-name="P14">Pulsanti social sharing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scadia Code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scadia Code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 fo:hyphenation-keep="auto" loext:hyphenation-keep-type="column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ar._20_predefinito_20_paragrafo" style:display-name="Car. predefinito paragrafo" style:family="text"/>
    <style:style style:name="Header_20_Char" style:display-name="Header Char" style:family="text" style:parent-style-name="Car._20_predefinito_20_paragrafo"/>
    <style:style style:name="Footer_20_Char" style:display-name="Footer Char" style:family="text" style:parent-style-name="Car._20_predefinito_20_paragrafo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Intestazione"/>
      </style:header>
      <style:footer>
        <text:p text:style-name="Piè_20_di_20_pagina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meta:initial-creator>Crescenzi Lorenzo</meta:initial-creator>
    <meta:creation-date>2025-05-29T13:02:00Z</meta:creation-date>
    <dc:date>2025-06-04T23:03:43.402101000</dc:date>
    <meta:editing-cycles>5</meta:editing-cycles>
    <meta:editing-duration>PT2H5M26S</meta:editing-duration>
    <meta:document-statistic meta:table-count="0" meta:image-count="0" meta:object-count="0" meta:page-count="5" meta:paragraph-count="74" meta:word-count="415" meta:character-count="2487" meta:non-whitespace-character-count="2148"/>
    <meta:user-defined meta:name="AppVersion">16.0000</meta:user-defined>
    <meta:template xlink:type="simple" xlink:actuate="onRequest" xlink:title="" xlink:href="Normal.dotm"/>
  </office:meta>
</office:document-meta>
</file>